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l, см</text:p>
          </table:table-cell>
          <table:table-cell office:value-type="string" calcext:value-type="string">
            <text:p>M_мах, кг</text:p>
          </table:table-cell>
          <table:table-cell/>
          <table:table-cell office:value-type="string" calcext:value-type="string">
            <text:p>B_c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30.636/37" office:value-type="float" office:value="0.828" calcext:value-type="float">
            <text:p>0.828</text:p>
          </table:table-cell>
        </table:table-row>
      </table:table>
      <table:table table:name="B_гор" table:style-name="ta1">
        <table:shapes>
          <draw:frame draw:z-index="0" draw:style-name="gr1" draw:text-style-name="P1" svg:width="6.2992in" svg:height="3.5484in" svg:x="3.9697in" svg:y="3.1626in">
            <draw:object draw:notify-on-update-of-ranges="B_гор.A3:B_гор.A11 B_гор.D3:B_гор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_N</text:p>
          </table:table-cell>
          <table:table-cell office:value-type="string" calcext:value-type="string">
            <text:p>T_1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_N</text:p>
          </table:table-cell>
          <table:table-cell office:value-type="string" calcext:value-type="string">
            <text:p>T_1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_N</text:p>
          </table:table-cell>
          <table:table-cell office:value-type="string" calcext:value-type="string">
            <text:p>T_1</text:p>
          </table:table-cell>
          <table:table-cell/>
          <table:table-cell office:value-type="string" calcext:value-type="string">
            <text:p>средниий период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0.25" calcext:value-type="float">
            <text:p>50.25</text:p>
          </table:table-cell>
          <table:table-cell table:formula="of:=[.C2]/[.B2]" office:value-type="float" office:value="1.005" calcext:value-type="float">
            <text:p>1.0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4.2" calcext:value-type="float">
            <text:p>54.2</text:p>
          </table:table-cell>
          <table:table-cell table:formula="of:=[.G2]/[.F2]" office:value-type="float" office:value="1.084" calcext:value-type="float">
            <text:p>1.08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.13" calcext:value-type="float">
            <text:p>50.13</text:p>
          </table:table-cell>
          <table:table-cell table:formula="of:=[.K2]/[.J2]" office:value-type="float" office:value="1.0026" calcext:value-type="float">
            <text:p>1.0026</text:p>
          </table:table-cell>
          <table:table-cell/>
          <table:table-cell table:formula="of:=AVERAGE([.D2]; [.H2];[.L2])" office:value-type="float" office:value="1.03053333333333" calcext:value-type="float">
            <text:p>1.0305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4.75" calcext:value-type="float">
            <text:p>44.75</text:p>
          </table:table-cell>
          <table:table-cell table:formula="of:=[.C3]/[.B3]" office:value-type="float" office:value="1.27857142857143" calcext:value-type="float">
            <text:p>1.2785714285714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.87" calcext:value-type="float">
            <text:p>50.87</text:p>
          </table:table-cell>
          <table:table-cell table:formula="of:=[.G3]/[.F3]" office:value-type="float" office:value="1.27175" calcext:value-type="float">
            <text:p>1.27175</text:p>
          </table:table-cell>
          <table:table-cell table:number-columns-repeated="3"/>
          <table:table-cell table:formula="of:=[.K3]/[.J3]" office:value-type="string" office:string-value="" calcext:value-type="error">
            <text:p>#DIV/0!</text:p>
          </table:table-cell>
          <table:table-cell/>
          <table:table-cell table:formula="of:=AVERAGE([.D3]; [.H3];[.L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8.04" calcext:value-type="float">
            <text:p>48.04</text:p>
          </table:table-cell>
          <table:table-cell table:formula="of:=[.C4]/[.B4]" office:value-type="float" office:value="1.9216" calcext:value-type="float">
            <text:p>1.92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8.28" calcext:value-type="float">
            <text:p>48.28</text:p>
          </table:table-cell>
          <table:table-cell table:formula="of:=[.G4]/[.F4]" office:value-type="float" office:value="1.9312" calcext:value-type="float">
            <text:p>1.9312</text:p>
          </table:table-cell>
          <table:table-cell table:number-columns-repeated="3"/>
          <table:table-cell table:formula="of:=[.K4]/[.J4]" office:value-type="string" office:string-value="" calcext:value-type="error">
            <text:p>#DIV/0!</text:p>
          </table:table-cell>
          <table:table-cell/>
          <table:table-cell table:formula="of:=AVERAGE([.D4]; [.H4];[.L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4.63" calcext:value-type="float">
            <text:p>54.63</text:p>
          </table:table-cell>
          <table:table-cell table:formula="of:=[.C5]/[.B5]" office:value-type="float" office:value="2.48318181818182" calcext:value-type="float">
            <text:p>2.48318181818182</text:p>
          </table:table-cell>
          <table:table-cell table:number-columns-repeated="3"/>
          <table:table-cell table:formula="of:=[.G5]/[.F5]" office:value-type="string" office:string-value="" calcext:value-type="error">
            <text:p>#DIV/0!</text:p>
          </table:table-cell>
          <table:table-cell table:number-columns-repeated="3"/>
          <table:table-cell table:formula="of:=[.K5]/[.J5]" office:value-type="string" office:string-value="" calcext:value-type="error">
            <text:p>#DIV/0!</text:p>
          </table:table-cell>
          <table:table-cell/>
          <table:table-cell table:formula="of:=AVERAGE([.D5]; [.H5];[.L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7.75" calcext:value-type="float">
            <text:p>47.75</text:p>
          </table:table-cell>
          <table:table-cell table:formula="of:=[.C6]/[.B6]" office:value-type="float" office:value="3.18333333333333" calcext:value-type="float">
            <text:p>3.18333333333333</text:p>
          </table:table-cell>
          <table:table-cell table:number-columns-repeated="3"/>
          <table:table-cell table:formula="of:=[.G6]/[.F6]" office:value-type="string" office:string-value="" calcext:value-type="error">
            <text:p>#DIV/0!</text:p>
          </table:table-cell>
          <table:table-cell table:number-columns-repeated="3"/>
          <table:table-cell table:formula="of:=[.K6]/[.J6]" office:value-type="string" office:string-value="" calcext:value-type="error">
            <text:p>#DIV/0!</text:p>
          </table:table-cell>
          <table:table-cell/>
          <table:table-cell table:formula="of:=AVERAGE([.D6]; [.H6];[.L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74.87" calcext:value-type="float">
            <text:p>74.87</text:p>
          </table:table-cell>
          <table:table-cell table:formula="of:=[.C7]/[.B7]" office:value-type="float" office:value="3.7435" calcext:value-type="float">
            <text:p>3.7435</text:p>
          </table:table-cell>
          <table:table-cell table:number-columns-repeated="3"/>
          <table:table-cell table:formula="of:=[.G7]/[.F7]" office:value-type="string" office:string-value="" calcext:value-type="error">
            <text:p>#DIV/0!</text:p>
          </table:table-cell>
          <table:table-cell table:number-columns-repeated="3"/>
          <table:table-cell table:formula="of:=[.K7]/[.J7]" office:value-type="string" office:string-value="" calcext:value-type="error">
            <text:p>#DIV/0!</text:p>
          </table:table-cell>
          <table:table-cell/>
          <table:table-cell table:formula="of:=AVERAGE([.D7]; [.H7];[.L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1.48" calcext:value-type="float">
            <text:p>51.48</text:p>
          </table:table-cell>
          <table:table-cell table:formula="of:=[.C8]/[.B8]" office:value-type="float" office:value="3.432" calcext:value-type="float">
            <text:p>3.432</text:p>
          </table:table-cell>
          <table:table-cell table:number-columns-repeated="9"/>
          <table:table-cell table:formula="of:=AVERAGE([.D8]; [.H8];[.L8])" office:value-type="float" office:value="3.432" calcext:value-type="float">
            <text:p>3.4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6.34" calcext:value-type="float">
            <text:p>56.34</text:p>
          </table:table-cell>
          <table:table-cell table:formula="of:=[.C9]/[.B9]" office:value-type="float" office:value="2.817" calcext:value-type="float">
            <text:p>2.817</text:p>
          </table:table-cell>
          <table:table-cell table:number-columns-repeated="9"/>
          <table:table-cell table:formula="of:=AVERAGE([.D9]; [.H9];[.L9])" office:value-type="float" office:value="2.817" calcext:value-type="float">
            <text:p>2.8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5.48" calcext:value-type="float">
            <text:p>55.48</text:p>
          </table:table-cell>
          <table:table-cell table:formula="of:=[.C10]/[.B10]" office:value-type="float" office:value="2.2192" calcext:value-type="float">
            <text:p>2.2192</text:p>
          </table:table-cell>
          <table:table-cell table:number-columns-repeated="9"/>
          <table:table-cell table:formula="of:=AVERAGE([.D10]; [.H10];[.L10])" office:value-type="float" office:value="2.2192" calcext:value-type="float">
            <text:p>2.2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5.88" calcext:value-type="float">
            <text:p>55.88</text:p>
          </table:table-cell>
          <table:table-cell table:formula="of:=[.C11]/[.B11]" office:value-type="float" office:value="1.59657142857143" calcext:value-type="float">
            <text:p>1.59657142857143</text:p>
          </table:table-cell>
          <table:table-cell table:number-columns-repeated="9"/>
          <table:table-cell table:formula="of:=AVERAGE([.D11]; [.H11];[.L11])" office:value-type="float" office:value="1.59657142857143" calcext:value-type="float">
            <text:p>1.59657142857143</text:p>
          </table:table-cell>
        </table:table-row>
      </table:table>
      <table:table table:name="В_верт" table:style-name="ta1">
        <table:shapes>
          <draw:frame draw:z-index="0" draw:style-name="gr1" draw:text-style-name="P2" svg:width="6.2988in" svg:height="3.5484in" svg:x="4.1154in" svg:y="0.415in">
            <draw:object draw:notify-on-update-of-ranges="В_верт.A2:В_верт.A10 В_верт.D2:В_верт.D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,мг</text:p>
          </table:table-cell>
          <table:table-cell office:value-type="string" calcext:value-type="string">
            <text:p>r, м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Момент настоящий в сгс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4" calcext:value-type="float">
            <text:p>24</text:p>
          </table:table-cell>
          <table:table-cell table:formula="of:=[.B2]*[.C2]" office:value-type="float" office:value="6000" calcext:value-type="float">
            <text:p>6000</text:p>
          </table:table-cell>
          <table:table-cell table:formula="of:=[.B2]/1000*[.C2]/10*981" office:value-type="float" office:value="588.6" calcext:value-type="float">
            <text:p>588.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4" calcext:value-type="float">
            <text:p>284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3408" calcext:value-type="float">
            <text:p>34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7" calcext:value-type="float">
            <text:p>387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2322" calcext:value-type="float">
            <text:p>23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2" calcext:value-type="float">
            <text:p>252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4536" calcext:value-type="float">
            <text:p>45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 style:data-style-name="N2" text:time-value="22:34:58.182638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13:55:39.878933681</meta:creation-date>
    <dc:date>2022-09-29T19:35:35.272806812</dc:date>
    <meta:editing-duration>PT20H4M55S</meta:editing-duration>
    <meta:editing-cycles>6</meta:editing-cycles>
    <meta:generator>LibreOffice/6.4.7.2$Linux_X86_64 LibreOffice_project/40$Build-2</meta:generator>
    <meta:document-statistic meta:table-count="3" meta:cell-count="11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14cm" xlink:href=".." xlink:type="simple" chart:class="chart:scatter" chart:style-name="ch1">
        <chart:legend chart:legend-position="end" svg:x="13.738cm" svg:y="4.208cm" style:legend-expansion="high" chart:style-name="ch2"/>
        <chart:plot-area chart:style-name="ch3" table:cell-range-address="B_гор.A3:B_гор.A11 B_гор.D3:B_гор.D11" svg:x="0.299cm" svg:y="0.235cm" svg:width="13.096cm" svg:height="8.651cm">
          <chartooo:coordinate-region svg:x="1.026cm" svg:y="0.434cm" svg:width="12.182cm" svg:height="7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_гор.D3:B_гор.D11" chart:class="chart:scatter">
            <chart:domain table:cell-range-address="B_гор.A3:B_гор.A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_гор.A3:B_гор.A11</svg:desc>
                </draw:g>
              </table:table-cell>
              <table:table-cell office:value-type="float" office:value="1.27857142857143">
                <text:p>1.27857142857143</text:p>
                <draw:g>
                  <svg:desc>B_гор.D3:B_гор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.9216">
                <text:p>1.9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.48318181818182">
                <text:p>2.48318181818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.18333333333333">
                <text:p>3.1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.7435">
                <text:p>3.7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.432">
                <text:p>3.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.817">
                <text:p>2.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2192">
                <text:p>2.2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.59657142857143">
                <text:p>1.596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14cm" xlink:href=".." xlink:type="simple" chart:class="chart:scatter" chart:style-name="ch1">
        <chart:legend chart:legend-position="end" svg:x="13.737cm" svg:y="4.208cm" style:legend-expansion="high" chart:style-name="ch2"/>
        <chart:plot-area chart:style-name="ch3" table:cell-range-address="В_верт.A2:В_верт.A10 В_верт.D2:В_верт.D10" svg:x="0.32cm" svg:y="0.18cm" svg:width="13.097cm" svg:height="8.654cm">
          <chartooo:coordinate-region svg:x="1.312cm" svg:y="0.379cm" svg:width="11.918cm" svg:height="7.8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В_верт.D2:В_верт.D10" chart:class="chart:scatter">
            <chart:domain table:cell-range-address="В_верт.A2:В_верт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В_верт.A2:В_верт.A10</svg:desc>
                </draw:g>
              </table:table-cell>
              <table:table-cell office:value-type="float" office:value="6000">
                <text:p>6000</text:p>
                <draw:g>
                  <svg:desc>В_верт.D2:В_верт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